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Record.AbstractDataRecord( DataIdentifier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Recor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Recor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Record.equal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ataRecord.get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